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3383" officeooo:paragraph-rsid="000a3383"/>
    </style:style>
    <style:style style:name="P2" style:family="paragraph" style:parent-style-name="Standard">
      <style:text-properties officeooo:rsid="000a3383" officeooo:paragraph-rsid="000ad620"/>
    </style:style>
    <style:style style:name="P3" style:family="paragraph" style:parent-style-name="Standard">
      <style:text-properties officeooo:rsid="000ad620" officeooo:paragraph-rsid="000ad620"/>
    </style:style>
    <style:style style:name="P4" style:family="paragraph" style:parent-style-name="Standard">
      <style:text-properties officeooo:rsid="000ad620" officeooo:paragraph-rsid="000b1fef"/>
    </style:style>
    <style:style style:name="P5" style:family="paragraph" style:parent-style-name="Standard">
      <style:text-properties officeooo:rsid="000ad620" officeooo:paragraph-rsid="000cc32f"/>
    </style:style>
    <style:style style:name="P6" style:family="paragraph" style:parent-style-name="Standard">
      <style:text-properties fo:font-size="14pt" officeooo:rsid="000a3383" officeooo:paragraph-rsid="000a3383" style:font-size-asian="14pt" style:font-size-complex="14pt"/>
    </style:style>
    <style:style style:name="P7" style:family="paragraph" style:parent-style-name="Standard">
      <style:text-properties fo:font-size="14pt" officeooo:rsid="000a3383" officeooo:paragraph-rsid="000ad620" style:font-size-asian="14pt" style:font-size-complex="14pt"/>
    </style:style>
    <style:style style:name="P8" style:family="paragraph" style:parent-style-name="Standard">
      <style:text-properties fo:font-size="14pt" officeooo:rsid="000ad620" officeooo:paragraph-rsid="000ad620" style:font-size-asian="14pt" style:font-size-complex="14pt"/>
    </style:style>
    <style:style style:name="P9" style:family="paragraph" style:parent-style-name="Standard">
      <style:text-properties officeooo:rsid="000cc32f" officeooo:paragraph-rsid="000cc32f"/>
    </style:style>
    <style:style style:name="T1" style:family="text">
      <style:text-properties officeooo:rsid="000ad620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0b1fef" style:font-size-asian="16pt" style:font-weight-asian="bold" style:font-size-complex="16pt" style:font-weight-complex="bold"/>
    </style:style>
    <style:style style:name="T4" style:family="text">
      <style:text-properties officeooo:rsid="000b1fef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0ad620" style:font-size-asian="14pt" style:font-size-complex="14pt"/>
    </style:style>
    <style:style style:name="T7" style:family="text">
      <style:text-properties fo:font-size="14pt" officeooo:rsid="000cc32f" style:font-size-asian="14pt" style:font-size-complex="14pt"/>
    </style:style>
    <style:style style:name="T8" style:family="text">
      <style:text-properties fo:font-size="14pt" officeooo:rsid="000e9bed" style:font-size-asian="14pt" style:font-size-complex="14pt"/>
    </style:style>
    <style:style style:name="T9" style:family="text">
      <style:text-properties fo:font-size="14pt" fo:font-weight="normal" officeooo:rsid="000b1fef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0cc32f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e Groupe de pizzeria OC veut améliorer l’efficacité de sa gestion de vente en ligne de pizza</text:p>
      <text:p text:style-name="P6">Travail demandé :</text:p>
      <text:p text:style-name="P6"/>
      <text:p text:style-name="P6">Modélisé les objet du domaine fonctionnel</text:p>
      <text:p text:style-name="P6"/>
      <text:p text:style-name="P6">identifié les différents éléments qui compose le système avec leur interactions</text:p>
      <text:p text:style-name="P6"/>
      <text:p text:style-name="P6">Décrire le déploiement des composants</text:p>
      <text:p text:style-name="P6"/>
      <text:p text:style-name="P6">élaborer le schéma de la base de donnée</text:p>
      <text:p text:style-name="P6"/>
      <text:p text:style-name="P7"><text:s/>- Diagramme de classe : sert à voir les relations <text:span text:style-name="T1">un a un et ou un plusieurs </text:span>entre les différents tables </text:p>
      <text:p text:style-name="P2"><text:span text:style-name="T2"><text:tab/>exemple</text:span> <text:span text:style-name="T4">les relations </text:span><text:span text:style-name="T5">table « préparation » avec </text:span><text:span text:style-name="T6">les tables « </text:span><text:span text:style-name="T5">pizza et ingrédient » </text:span></text:p>
      <text:p text:style-name="P1"/>
      <text:p text:style-name="P3">- <text:span text:style-name="T5">Ce qui nous amènes au modèle physique de données avec ses « clés primaires et étrangères »</text:span></text:p>
      <text:p text:style-name="P8"><text:tab/>une clé primaire pour identifié de manière unique une table </text:p>
      <text:p text:style-name="P8"><text:tab/>une clé étrangère pour identifié une table à l’intérieur d’une autre table</text:p>
      <text:p text:style-name="P3"><text:s/><text:tab/><text:span text:style-name="T3">exemple </text:span><text:span text:style-name="T9">sur l’ensemble des tables lier par des clés étrangères nous pouvons savoir quel ingrédient utile pour la préparation est en stock</text:span></text:p>
      <text:p text:style-name="P3"><text:span text:style-name="T9"/></text:p>
      <text:p text:style-name="P4"><text:span text:style-name="T9">- Ce <text:s/>nous renvois sur la base de données (voir pgadmin)</text:span></text:p>
      <text:p text:style-name="P4"><text:span text:style-name="T9"/></text:p>
      <text:p text:style-name="P5"><text:span text:style-name="T9">- </text:span><text:span text:style-name="T10">Pour Finir on arrive au diagrammes de composant et de déploiement</text:span></text:p>
      <text:p text:style-name="P5"><text:span text:style-name="T10"><text:s/></text:span><text:span text:style-name="T9"><text:s/></text:span></text:p>
      <text:p text:style-name="P1"><text:s text:c="3"/><text:span text:style-name="T7">Le diagramme de composant nous montre les différents composant interne de l’interface <text:s text:c="7"/>WEB avec ses propres inter-connectivités (voir interface de connexion)</text:span></text:p>
      <text:p text:style-name="P1"><text:span text:style-name="T7"/></text:p>
      <text:p text:style-name="P9"><text:span text:style-name="T5">Le diagramme de déploiement représente les composants matériels nécessaire au fonctionnement de l’interface web représenter par le diagramme de composants</text:span></text:p>
      <text:p text:style-name="P9"><text:span text:style-name="T5"/></text:p>
      <text:p text:style-name="P9"><text:span text:style-name="T5">Choix technique pour le projet </text:span></text:p>
      <text:p text:style-name="P9"><text:span text:style-name="T5"><text:tab/>- serveur Web NGNIX pour sa stabilité</text:span></text:p>
      <text:p text:style-name="P9"><text:span text:style-name="T5"><text:tab/>- module serveur CUNICORN pour l’inter connexion python</text:span></text:p>
      <text:p text:style-name="P9"><text:span text:style-name="T5"><text:tab/>- module DJANGO pour les script Python</text:span></text:p>
      <text:p text:style-name="P9"><text:span text:style-name="T5"><text:tab/>- langue de script PYT</text:span><text:span text:style-name="T8">H</text:span><text:span text:style-name="T5">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7:17:47.906383847</meta:creation-date>
    <dc:date>2019-04-03T18:02:54.120741140</dc:date>
    <meta:editing-duration>PT45S</meta:editing-duration>
    <meta:editing-cycles>1</meta:editing-cycles>
    <meta:document-statistic meta:table-count="0" meta:image-count="0" meta:object-count="0" meta:page-count="1" meta:paragraph-count="22" meta:word-count="244" meta:character-count="1499" meta:non-whitespace-character-count="1249"/>
    <meta:generator>LibreOffice/6.0.7.3$Linux_X86_64 LibreOffice_project/00m0$Build-3</meta:generator>
  </office:meta>
</office:document-meta>
</file>